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bc32e" officeooo:paragraph-rsid="006bc32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84997e" officeooo:paragraph-rsid="0084997e" style:font-size-asian="11pt" style:font-name-complex="Arial" style:font-size-complex="11pt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0c8b" officeooo:paragraph-rsid="007e0c8b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2736" officeooo:paragraph-rsid="00812736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2851" officeooo:paragraph-rsid="007e285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2736" officeooo:paragraph-rsid="0081273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ea7cb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ea7cb" officeooo:paragraph-rsid="007ea7cb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27563" style:font-style-asian="normal" style:font-style-complex="normal"/>
    </style:style>
    <style:style style:name="T4" style:family="text">
      <style:text-properties fo:font-style="normal" officeooo:rsid="00830985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officeooo:rsid="007d9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29964195600">
          <table:table-cell table:style-name="Table1.A1" office:value-type="string">
            <text:p text:style-name="P34">La dernière fois </text:p>
          </table:table-cell>
          <table:table-cell table:style-name="Table1.A1" office:value-type="string">
            <text:p text:style-name="P35"><text:span text:style-name="T6">P</text:span><text:span text:style-name="T5">our aujourd’hui :</text:span></text:p>
          </table:table-cell>
          <table:table-cell table:style-name="Table1.C1" office:value-type="string">
            <text:p text:style-name="P33">suivi : </text:p>
          </table:table-cell>
        </table:table-row>
        <table:table-row table:style-name="TableLine94229967345392">
          <table:table-cell table:style-name="Table1.A2" office:value-type="string">
            <text:p text:style-name="P28">Nous avons:<text:line-break/>- corrigé les exercices sur la solubilité<text:line-break/>- fait l'activité 3</text:p>
          </table:table-cell>
          <table:table-cell table:style-name="Table1.A2" office:value-type="string">
            <text:p text:style-name="P29">Pour la prochaine fois:<text:line-break/>- "finir les exercices de solubilité </text:p>
          </table:table-cell>
          <table:table-cell table:style-name="Table1.C2" office:value-type="string">
            <text:p text:style-name="P31"/>
          </table:table-cell>
        </table:table-row>
      </table:table>
      <text:p text:style-name="P32"/>
      <text:p text:style-name="P16"><text:span text:style-name="T16">1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11">Séance </text:span><text:span text:style-name="T12">_</text:span><text:span text:style-name="T11">: </text:span><text:span text:style-name="T13">Fiche de préparation</text:span><text:span text:style-name="T8"> <text:s/></text:span></text:p>
            <text:p text:style-name="P18"><text:span text:style-name="T8">c</text:span><text:span text:style-name="T7">lasse : <text:s/></text:span><text:span text:style-name="T9">5e</text:span><text:span text:style-name="T10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4">Correction et exercices</text:p>
          </table:table-cell>
          <table:table-cell table:style-name="Tableau1.B4" office:value-type="string">
            <text:p text:style-name="P23">IMPR EXO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Thème 2 : Notre système solaire</text:p>
            <text:p text:style-name="P26">Chapitre 1 : La formation de notre système solaire (1 à 2 semaines)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7">brainstorm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7">Act1</text:p>
            <text:p text:style-name="P27">bilan</text:p>
            <text:p text:style-name="P27">hubert reeves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8" office:value-type="string">
            <text:p text:style-name="P25">PHOTO BRAINSTORM</text:p>
            <text:p text:style-name="P7">Agenda <text:span text:style-name="T14">+ matériel + tables</text:span></text:p>
          </table:table-cell>
          <table:table-cell table:style-name="Tableau1.B8" office:value-type="string">
            <text:p text:style-name="P12"/>
          </table:table-cell>
          <table:table-cell table:style-name="Tableau1.A8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text:span text:style-name="T3">EVALUATION </text:span><text:span text:style-name="T4">CHAP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9959252368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5">T</text:span>ravail <text:span text:style-name="T15">non fait</text:span></text:p>
          </table:table-cell>
          <table:table-cell table:style-name="Tableau2.A1" office:value-type="string">
            <text:p text:style-name="P20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8M11S</meta:editing-duration>
    <meta:editing-cycles>36</meta:editing-cycles>
    <meta:generator>LibreOffice/7.0.4.2$Linux_X86_64 LibreOffice_project/00$Build-2</meta:generator>
    <meta:creation-date>2021-02-04T16:16:38.289524303</meta:creation-date>
    <meta:initial-creator>J Cercy</meta:initial-creator>
    <dc:date>2021-06-10T23:32:17.148163979</dc:date>
    <dc:creator>J Cercy</dc:creator>
    <meta:document-statistic meta:table-count="3" meta:image-count="0" meta:object-count="0" meta:page-count="1" meta:paragraph-count="28" meta:word-count="97" meta:character-count="566" meta:non-whitespace-character-count="490"/>
    <meta:template xlink:type="simple" xlink:actuate="onRequest" xlink:title="fiche_de_prep_type" xlink:href="../fiche_de_prep_type.ott" meta:date="2021-02-04T16:16:36.866451548"/>
  </office:meta>
</office:document-meta>
</file>